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76000003BADBF3E8FE7FA5162D.png" manifest:media-type="image/png"/>
  <manifest:file-entry manifest:full-path="Pictures/1000000100000776000003BA64A618B493118137.png" manifest:media-type="image/png"/>
  <manifest:file-entry manifest:full-path="Pictures/1000000100000776000003BA3C91449D88D527F7.png" manifest:media-type="image/png"/>
  <manifest:file-entry manifest:full-path="Pictures/100000010000026E0000037CF57448B845D53B4A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Imagen4" text:anchor-type="char" svg:width="16.457cm" svg:height="23.601cm" draw:z-index="3"><draw:image xlink:href="Pictures/100000010000026E0000037CF57448B845D53B4A.png" xlink:type="simple" xlink:show="embed" xlink:actuate="onLoad" draw:mime-type="image/png"/></draw:frame></text:p>
      <text:p text:style-name="Standard"><draw:frame draw:style-name="fr2" draw:name="Imagen1" text:anchor-type="char" svg:x="0.148cm" svg:y="-1.106cm" svg:width="17cm" svg:height="8.49cm" draw:z-index="0"><draw:image xlink:href="Pictures/1000000100000776000003BA3C91449D88D527F7.png" xlink:type="simple" xlink:show="embed" xlink:actuate="onLoad" draw:mime-type="image/png"/></draw:frame><text:soft-page-break/></text:p>
      <text:p text:style-name="Standard"/>
      <text:p text:style-name="Standard"><draw:frame draw:style-name="fr2" draw:name="Imagen2" text:anchor-type="char" svg:x="0.148cm" svg:y="0.273cm" svg:width="17cm" svg:height="8.49cm" draw:z-index="1"><draw:image xlink:href="Pictures/1000000100000776000003BA64A618B493118137.png" xlink:type="simple" xlink:show="embed" xlink:actuate="onLoad" draw:mime-type="image/png"/></draw:frame><draw:frame draw:style-name="fr2" draw:name="Imagen3" text:anchor-type="char" svg:x="0.118cm" svg:y="9.213cm" svg:width="17cm" svg:height="8.49cm" draw:z-index="2"><draw:image xlink:href="Pictures/1000000100000776000003BADBF3E8FE7FA5162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0T10:40:31.833068076</meta:creation-date>
    <dc:date>2024-11-20T10:46:00.937924615</dc:date>
    <meta:editing-duration>PT5M29S</meta:editing-duration>
    <meta:editing-cycles>1</meta:editing-cycles>
    <meta:document-statistic meta:table-count="0" meta:image-count="4" meta:object-count="0" meta:page-count="2" meta:paragraph-count="0" meta:word-count="0" meta:character-count="0" meta:non-whitespace-character-count="0"/>
    <meta:generator>LibreOffice/7.4.7.2$Linux_X86_64 LibreOffice_project/40$Build-2</meta:generator>
  </office:meta>
</office:document-meta>
</file>